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F8F5E4E51F0F6C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86cm, 2.484cm, 11.799cm, 5.97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3.658cm" svg:x="0.892cm" svg:y="2.391cm">
          <draw:image xlink:href="Pictures/10000000000005E8000007E02F8F5E4E51F0F6C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3:38.415013094</dc:date>
    <meta:editing-duration>PT4M29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